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subtitle">
      <style:graphic-properties draw:fill-color="#ffffff" draw:auto-grow-height="true" fo:min-height="12.179cm"/>
    </style:style>
    <style:style style:name="pr3" style:family="presentation" style:parent-style-name="默认-outline1">
      <style:graphic-properties fo:min-height="11.929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默认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异常</text:p>
          </draw:text-box>
        </draw:frame>
        <draw:frame presentation:style-name="pr2" draw:text-style-name="P1" draw:layer="layout" svg:width="25.199cm" svg:height="12.179cm" svg:x="1.4cm" svg:y="4.914cm">
          <draw:text-box>
            <text:p/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什么是异常</text:p>
                <text:p><text:span text:style-name="T1">python</text:span><text:span text:style-name="T1">中特指异常对象，当程序发生错误的时候就会产生异常</text:span>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异常的特点</text:p>
                <text:p><text:span text:style-name="T2">逐级上浮，到顶层后，依然没有对异常进行处理</text:span></text:p>
                <text:p><text:span text:style-name="T2">程序就会终止（和</text:span><text:span text:style-name="T2">c++,java</text:span><text:span text:style-name="T2">的区别？）</text:span></text:p>
                <text:p/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异常</text:p>
          </draw:text-box>
        </draw:frame>
        <draw:frame presentation:style-name="pr2" draw:text-style-name="P1" draw:layer="layout" svg:width="25.199cm" svg:height="12.179cm" svg:x="1.4cm" svg:y="4.914cm">
          <draw:text-box>
            <text:p/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异常种类</text:span></text:p>
                <text:p>python库函数中任何一个错误都会对应一个异常</text:p>
                <text:p>eg: NameError(访问没有申明的变量)</text:p>
                <text:p><text:s text:c="6"/>KeyError(字典不存在键)</text:p>
                <text:p><text:s/><text:tab/> <text:s/>ZeroDivisionError(处0)</text:p>
                <text:list>
                  <text:list-header>
                    <text:p><text:s/>….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异常的捕获</text:p>
                <text:list>
                  <text:list-item>
                    <text:list>
                      <text:list-header>
                        <text:p>try:</text:p>
                        <text:list>
                          <text:list-header>
                            <text:p>func</text:p>
                          </text:list-header>
                        </text:list>
                        <text:p>except: except_type</text:p>
                        <text:list>
                          <text:list-header>
                            <text:p>func</text:p>
                          </text:list-header>
                        </text:list>
                        <text:p>else:</text:p>
                        <text:list>
                          <text:list-header>
                            <text:p>func</text:p>
                          </text:list-header>
                        </text:list>
                        <text:p>finally:</text:p>
                        <text:list>
                          <text:list-header>
                            <text:p>func</text:p>
                          </text:list-header>
                        </text:list>
                      </text:list-header>
                    </text:list>
                    <text:p/>
                    <text:p>其中else 和finally是可选</text:p>
                    <text:p><text:line-break/></text:p>
                    <text:p>ps: www.python.org中搜索 Exception hierarchy来查看支持异常的层次结构</text:p>
                    <text:p>[eg]</text:p>
                    <text:p/>
                  </text:list-item>
                </text:list>
                <text:p/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对象</text:p>
          </draw:text-box>
        </draw:frame>
        <draw:frame presentation:style-name="pr2" draw:text-style-name="P1" draw:layer="layout" svg:width="25.199cm" svg:height="12.179cm" svg:x="1.4cm" svg:y="4.914cm">
          <draw:text-box>
            <text:p/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类似c++/JAVA 编程语言，面向对象的三大特征</text:p>
                <text:p><text:span text:style-name="T2">封装：数据</text:span><text:span text:style-name="T2">,</text:span><text:span text:style-name="T2">方法，属性被封装到关键在</text:span><text:span text:style-name="T2">class</text:span></text:p>
                <text:p><text:span text:style-name="T2"/></text:p>
                <text:p><text:span text:style-name="T2">继承：子类继承父类</text:span></text:p>
                <text:p><text:span text:style-name="T2"/></text:p>
                <text:p><text:span text:style-name="T2">多态：</text:span><text:span text:style-name="T2">Python</text:span><text:span text:style-name="T2">的类可以继承多个类，</text:span></text:p>
                <text:p><text:span text:style-name="T2">Python</text:span><text:span text:style-name="T2">的类如果继承了多个类，那么其寻找方法的方式有两种，分别是：深度优先和广度优先</text:span></text:p>
                <text:p><text:span text:style-name="T2">新式类时，多继承情况下，会按照广度优先方式查找</text:span></text:p>
                <text:p/>
                <text:p>[eg]</text:p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类成员对象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字段：普通字段和静态字段</text:p>
                <text:p/>
              </text:list-item>
              <text:list-item>
                <text:p>方法：普通方法,类方法和静态方法</text:p>
                <text:p/>
              </text:list-item>
              <text:list-item>
                <text:p>属性：普通属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5" draw:layer="layout" svg:width="25.199cm" svg:height="3.506cm" svg:x="1.4cm" svg:y="0.837cm" presentation:class="title">
          <draw:text-box>
            <text:p>类-字段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普通字段属于对象，静态字段属于类</text:p>
                <text:p/>
              </text:list-header>
              <text:list-item>
                <text:p><text:span text:style-name="T2">访问普通字段需要通过对象</text:span></text:p>
                <text:p><text:span text:style-name="T2"/></text:p>
              </text:list-item>
              <text:list-item>
                <text:p><text:span text:style-name="T2">访问静态字段需要通过类或者通过对象</text:span></text:p>
                <text:p><text:span text:style-name="T2"/></text:p>
              </text:list-item>
              <text:list-item>
                <text:p><text:span text:style-name="T2">通过类创建对象时，如果每个对象都具有相同的字段，那么就使用静态字段</text:span></text:p>
                <text:p><text:span text:style-name="T2"/></text:p>
                <text:p><text:span text:style-name="T2">[eg]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5" draw:layer="layout" svg:width="25.199cm" svg:height="3.506cm" svg:x="1.4cm" svg:y="0.837cm" presentation:class="title">
          <draw:text-box>
            <text:p>类-方法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方法包括：普通方法、静态方法和类方法，三种方法在内存中都归属于类，区别在于方法调用者不同、调用方法时自动传入的参数不同</text:span></text:p>
                <text:p><text:span text:style-name="T2"/></text:p>
              </text:list-header>
              <text:list-item>
                <text:p><text:span text:style-name="T4">普通方法：由对象调用；至少一个</text:span><text:span text:style-name="T4">self</text:span><text:span text:style-name="T4">参数；执行普通方法时，自动将调用该方法的对象赋值给</text:span><text:span text:style-name="T4">self</text:span></text:p>
                <text:p><text:span text:style-name="T4"/></text:p>
              </text:list-item>
              <text:list-item>
                <text:p><text:span text:style-name="T4">类方法：由类调用； 至少一个</text:span><text:span text:style-name="T4">cls</text:span><text:span text:style-name="T4">参数；执行类方法时，自动将调用该方法的类复制给</text:span><text:span text:style-name="T4">cls</text:span></text:p>
                <text:p><text:span text:style-name="T4"/></text:p>
              </text:list-item>
              <text:list-item>
                <text:p><text:span text:style-name="T4">静态方法：由类调用；无默认参数</text:span></text:p>
                <text:p><text:span text:style-name="T4"/></text:p>
                <text:p><text:span text:style-name="T4">ps:</text:span><text:span text:style-name="T4">类方法和静态方法同样可以用对象调用</text:span></text:p>
                <text:p><text:span text:style-name="T4">[eg]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类成员域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公有成员，在任何地方都能访问</text:p>
                <text:p/>
              </text:list-item>
              <text:list-item>
                <text:p>私有成员，只有在类的内部才能方法</text:p>
                <text:p><text:span text:style-name="T1">私有成员命名时，前两个字符是下划线</text:span></text:p>
                <text:p><text:span text:style-name="T1"/></text:p>
                <text:p><text:span text:style-name="T1"/></text:p>
                <text:p><text:span text:style-name="T1">ps:</text:span><text:span text:style-name="T1">如果想要强制访问私有字段，可以通过 </text:span><text:span text:style-name="T1">[</text:span><text:span text:style-name="T1">对象</text:span><text:span text:style-name="T1">._</text:span><text:span text:style-name="T1">类名</text:span><text:span text:style-name="T1">__</text:span><text:span text:style-name="T1">私有字段明 </text:span><text:span text:style-name="T1">]</text:span><text:span text:style-name="T1">访问（如：</text:span><text:span text:style-name="T1">obj._C__foo</text:span><text:span text:style-name="T1">）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draw:frame presentation:style-name="pr5" draw:layer="layout" svg:width="25.199cm" svg:height="3.506cm" svg:x="1.4cm" svg:y="0.837cm" presentation:class="title">
          <draw:text-box>
            <text:p>类-属性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特殊的方法：类似linux中实现的getproperty</text:p>
                <text:p>和setproperty</text:p>
              </text:list-item>
              <text:list-item>
                <text:p>和方法的区别</text:p>
                <text:list>
                  <text:list-header>
                    <text:p><text:span text:style-name="T2">定义时，在普通方法的基础上添加 </text:span><text:span text:style-name="T2">@property </text:span><text:span text:style-name="T2">装饰器</text:span></text:p>
                    <text:p><text:span text:style-name="T2">定义时，属性仅有一个</text:span><text:span text:style-name="T2">self</text:span><text:span text:style-name="T2">参数，没有其他的参数</text:span></text:p>
                    <text:p><text:span text:style-name="T2">调用时，无需括号</text:span></text:p>
                    <text:p><text:span text:style-name="T2"/></text:p>
                    <text:p><text:span text:style-name="T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5:02:52.149828401</meta:creation-date>
    <dc:date>2017-08-21T20:17:33.712270208</dc:date>
    <meta:editing-duration>P2DT4H5M39S</meta:editing-duration>
    <meta:editing-cycles>61</meta:editing-cycles>
    <meta:generator>LibreOffice/5.1.6.2$Linux_X86_64 LibreOffice_project/10m0$Build-2</meta:generator>
    <meta:document-statistic meta:object-count="56"/>
  </office:meta>
</office:document-meta>
</file>